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Обычный-title">
      <style:graphic-properties fo:min-height="3.473cm" loext:decorative="false"/>
      <style:paragraph-properties style:writing-mode="lr-tb"/>
    </style:style>
    <style:style style:name="pr2" style:family="presentation" style:parent-style-name="Обычный-subtitle">
      <style:graphic-properties draw:fill-color="#ffffff" fo:min-height="31.5cm" loext:decorative="false"/>
      <style:paragraph-properties style:writing-mode="lr-tb"/>
    </style:style>
    <style:style style:name="pr3" style:family="presentation" style:parent-style-name="Обычный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Обычный-title">
      <style:graphic-properties fo:min-height="2.629cm" loext:decorative="false"/>
      <style:paragraph-properties style:writing-mode="lr-tb"/>
    </style:style>
    <style:style style:name="pr5" style:family="presentation" style:parent-style-name="Обычный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draw:frame presentation:style-name="pr1" draw:layer="layout" svg:width="25.199cm" svg:height="3.473cm" svg:x="1.4cm" svg:y="0.206cm" presentation:class="title" presentation:placeholder="true">
          <draw:text-box/>
        </draw:frame>
        <draw:frame presentation:style-name="pr2" draw:text-style-name="P1" draw:layer="layout" svg:width="25.199cm" svg:height="31.5cm" svg:x="1.4cm" svg:y="-7.497cm" presentation:class="subtitle" presentation:user-transformed="true">
          <draw:text-box>
            <text:p>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qwwwwwwwwwwwwwwwwwwwwwwwwwwwwwwwwwwwwwwwwwsad;l'savqwwwwwwwwwwwwwwwwwwwwwwwwwwwwwwwwwwwwwwwwwsad;l'saqwwwwwwwwwwwwwwwwwwwwwwwwwwwwwwwwwwwwwwwwwsad;l'saqwwwwwwwwwwwwwwwwwwwwwwwwwwwwwwwwwwwwwwwwwsad;l's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draw:frame presentation:style-name="pr4" draw:layer="layout" svg:width="25.199cm" svg:height="3.473cm" svg:x="1.4cm" svg:y="0.206cm" presentation:class="title" presentation:placeholder="true">
          <draw:text-box/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qwwwwwwwwwwwwwwwwwwwwwwwwwwwwwwwwwwwwwwwwwsad;l'saqwwwwwwwwwwwwwwwwwwwwwwwwwwwwwwwwwwwwwwwwwsad;l'saqwwwwwwwwwwwwwwwwwwwwwwwwwwwwwwwwwwwwwwwwwsad;l'saqwwwwwwwwwwwwwwwwwwwwwwwwwwwwwwwwwwwwwwwwwsad;l's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-title" draw:layer="backgroundobjects" svg:width="25.199cm" svg:height="2.629cm" svg:x="1.4cm" svg:y="0.628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9.798cm" svg:height="11.136cm" svg:x="0.6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1T17:13:45.787000000</meta:creation-date>
    <dc:date>2025-01-01T17:14:02.093000000</dc:date>
    <meta:editing-duration>PT10S</meta:editing-duration>
    <meta:editing-cycles>2</meta:editing-cycles>
    <meta:generator>LibreOffice/7.6.4.1$Windows_X86_64 LibreOffice_project/e19e193f88cd6c0525a17fb7a176ed8e6a3e2aa1</meta:generator>
    <meta:document-statistic meta:object-count="29"/>
  </office:meta>
</office:document-meta>
</file>